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7cm" fo:min-width="4.261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5.46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12.867cm"/>
    </style:style>
    <style:style style:name="gr5" style:family="graphic" style:parent-style-name="standard">
      <style:graphic-properties draw:textarea-horizontal-align="justify" draw:textarea-vertical-align="middle" draw:auto-grow-height="false" fo:min-height="2.102cm" fo:min-width="15.611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2.671cm" fo:min-width="12.708cm"/>
    </style:style>
    <style:style style:name="gr7" style:family="graphic" style:parent-style-name="standard">
      <style:graphic-properties draw:textarea-horizontal-align="justify" draw:textarea-vertical-align="middle" draw:auto-grow-height="false" fo:min-height="1.188cm" fo:min-width="4.979cm"/>
    </style:style>
    <style:style style:name="gr8" style:family="graphic" style:parent-style-name="standard">
      <style:graphic-properties draw:textarea-horizontal-align="justify" draw:textarea-vertical-align="middle" draw:auto-grow-height="false" fo:min-height="0.739cm" fo:min-width="3.003cm"/>
    </style:style>
    <style:style style:name="gr9" style:family="graphic" style:parent-style-name="standard">
      <style:graphic-properties draw:textarea-horizontal-align="justify" draw:textarea-vertical-align="middle" draw:auto-grow-height="false" fo:min-height="1.868cm" fo:min-width="7.262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0.576cm" fo:min-width="2.04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6.612cm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4.58cm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9.152cm"/>
    </style:style>
    <style:style style:name="gr14" style:family="graphic" style:parent-style-name="standard">
      <style:graphic-properties draw:textarea-horizontal-align="justify" draw:textarea-vertical-align="middle" draw:auto-grow-height="false" fo:min-height="1.401cm" fo:min-width="8.009cm"/>
    </style:style>
    <style:style style:name="gr15" style:family="graphic" style:parent-style-name="standard">
      <style:graphic-properties draw:textarea-horizontal-align="justify" draw:textarea-vertical-align="middle" draw:auto-grow-height="false" fo:min-height="2.544cm" fo:min-width="7.628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9.66cm"/>
    </style:style>
    <style:style style:name="gr17" style:family="graphic" style:parent-style-name="standard">
      <style:graphic-properties draw:textarea-horizontal-align="justify" draw:textarea-vertical-align="middle" draw:auto-grow-height="false" fo:min-height="0.894cm" fo:min-width="4.898cm"/>
    </style:style>
    <style:style style:name="gr18" style:family="graphic" style:parent-style-name="standard">
      <style:graphic-properties draw:textarea-horizontal-align="justify" draw:textarea-vertical-align="middle" draw:auto-grow-height="false" fo:min-height="1.909cm" fo:min-width="17.883cm"/>
    </style:style>
    <style:style style:name="gr19" style:family="graphic" style:parent-style-name="standard">
      <style:graphic-properties draw:textarea-horizontal-align="justify" draw:textarea-vertical-align="middle" draw:auto-grow-height="false" fo:min-height="1.546cm" fo:min-width="2.9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731cm" svg:height="2.159cm" svg:x="6.969cm" svg:y="0.365cm">
          <text:p text:style-name="P1">reconn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969cm" svg:height="2.286cm" svg:x="7.35cm" svg:y="4.175cm">
          <text:p text:style-name="P1">Wait on a monitor</text:p>
          <text:p text:style-name="P1">For heartbeat perio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35cm" svg:y1="2.524cm" svg:x2="10.334cm" svg:y2="4.175cm" draw:start-shape="id1" draw:start-glue-point="8" draw:end-shape="id2" svg:d="M10335 2524l-1 1651" svg:viewBox="0 0 2 1652">
          <text:p/>
        </draw:connector>
        <draw:custom-shape draw:style-name="gr4" draw:text-style-name="P1" xml:id="id3" draw:id="id3" draw:layer="layout" svg:width="13.367cm" svg:height="2.794cm" svg:x="3.667cm" svg:y="8.112cm">
          <text:p text:style-name="P1">Loop through not_connected_event</text:p>
          <text:p text:style-name="P1">And try to connect_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34cm" svg:y1="6.461cm" svg:x2="10.35cm" svg:y2="8.112cm" draw:start-shape="id2" draw:start-glue-point="2" draw:end-shape="id3" draw:end-glue-point="0" svg:d="M10334 6461l16 1651" svg:viewBox="0 0 17 1652">
          <text:p/>
        </draw:connector>
        <draw:custom-shape draw:style-name="gr5" draw:text-style-name="P1" draw:layer="layout" svg:width="17.399cm" svg:height="2.54cm" svg:x="19.415cm" svg:y="5.953cm">
          <text:p text:style-name="P1">Uses EventNotConnected struct – similar to EventCallback</text:p>
          <draw:enhanced-geometry svg:viewBox="0 0 21600 21600" draw:text-areas="800 800 20800 20800" draw:type="round-rectangular-callout" draw:modifiers="-4064.27586206897 29616.05667060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xml:id="id4" draw:id="id4" draw:layer="layout" svg:width="13.208cm" svg:height="2.921cm" svg:x="3.794cm" svg:y="12.684cm">
          <text:p text:style-name="P1">Loop through channel_map:</text:p>
          <text:p text:style-name="P1">Try to confirm subscription;</text:p>
          <text:p text:style-name="P1">If heartbeat skipped try to...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5cm" svg:y1="10.906cm" svg:x2="10.398cm" svg:y2="12.684cm" draw:start-shape="id3" draw:start-glue-point="2" draw:end-shape="id4" draw:end-glue-point="0" svg:d="M10350 10906l48 1778" svg:viewBox="0 0 49 1779">
          <text:p/>
        </draw:connector>
        <draw:custom-shape draw:style-name="gr7" draw:text-style-name="P1" xml:id="id5" draw:id="id5" draw:layer="layout" svg:width="7.747cm" svg:height="2.032cm" svg:x="6.588cm" svg:y="17.383cm">
          <text:p text:style-name="P1">main_reconn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398cm" svg:y1="15.605cm" svg:x2="10.462cm" svg:y2="17.383cm" draw:start-shape="id4" draw:start-glue-point="2" draw:end-shape="id5" draw:end-glue-point="4" svg:d="M10398 15605l64 1778" svg:viewBox="0 0 65 1779">
          <text:p/>
        </draw:connector>
      </draw:page>
      <draw:page draw:name="page2" draw:style-name="dp1" draw:master-page-name="Default">
        <draw:custom-shape draw:style-name="gr8" draw:text-style-name="P1" xml:id="id6" draw:id="id6" draw:layer="layout" svg:width="4.953cm" svg:height="1.397cm" svg:x="7.858cm" svg:y="-1.413cm">
          <text:p text:style-name="P1">main_reconn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8.382cm" svg:height="2.286cm" svg:x="14.716cm" svg:y="-6.62cm">
          <text:p text:style-name="P1">Uses EventChannelStruct </text:p>
          <text:p text:style-name="P1">And EventCallBackStruct</text:p>
          <text:p text:style-name="P1"/>
          <draw:enhanced-geometry svg:viewBox="0 0 21600 21600" draw:text-areas="800 800 20800 20800" draw:type="round-rectangular-callout" draw:modifiers="-5194.51270428248 56696.4582422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xml:id="id7" draw:id="id7" draw:layer="layout" svg:width="5.08cm" svg:height="1.651cm" svg:x="7.858cm" svg:y="1.508cm">
          <text:p text:style-name="P1">Notif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335cm" svg:y1="-0.016cm" svg:x2="10.398cm" svg:y2="1.508cm" draw:start-shape="id6" draw:start-glue-point="8" draw:end-shape="id7" draw:end-glue-point="4" svg:d="M10335-16l63 1524" svg:viewBox="0 0 64 1525">
          <text:p/>
        </draw:connector>
        <draw:custom-shape draw:style-name="gr11" draw:text-style-name="P1" xml:id="id8" draw:id="id8" draw:layer="layout" svg:width="7.112cm" svg:height="1.778cm" svg:x="16.621cm" svg:y="1.508cm">
          <text:p text:style-name="P1">Do notifd reconnec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938cm" svg:y1="2.334cm" svg:x2="16.621cm" svg:y2="2.397cm" draw:start-shape="id7" draw:start-glue-point="7" draw:end-shape="id8" draw:end-glue-point="3" svg:d="M12938 2334l3683 63" svg:viewBox="0 0 3684 64">
          <text:p/>
        </draw:connector>
        <draw:connector draw:style-name="gr3" draw:text-style-name="P1" draw:layer="layout" draw:type="line" svg:x1="10.398cm" svg:y1="3.159cm" svg:x2="10.398cm" svg:y2="5.953cm" draw:start-shape="id7" draw:start-glue-point="6" draw:end-shape="id9" svg:d="M10398 3159v2794" svg:viewBox="0 0 1 2795">
          <text:p/>
        </draw:connector>
        <draw:custom-shape draw:style-name="gr12" draw:text-style-name="P1" xml:id="id9" draw:id="id9" draw:layer="layout" svg:width="10.16cm" svg:height="2.032cm" svg:x="5.318cm" svg:y="5.953cm">
          <text:p text:style-name="P1">reconnect_to_zmq_channe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xml:id="id10" draw:id="id10" draw:layer="layout" svg:width="9.652cm" svg:height="1.778cm" svg:x="16.621cm" svg:y="6.08cm">
          <text:p text:style-name="P1">Unset event_system_failed boo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478cm" svg:y1="6.969cm" svg:x2="16.621cm" svg:y2="6.969cm" draw:start-shape="id9" draw:start-glue-point="7" draw:end-shape="id10" draw:end-glue-point="3" svg:d="M15478 6969h1143" svg:viewBox="0 0 1144 1">
          <text:p/>
        </draw:connector>
        <draw:custom-shape draw:style-name="gr14" draw:text-style-name="P1" xml:id="id11" draw:id="id11" draw:layer="layout" svg:width="8.509cm" svg:height="1.651cm" svg:x="-5.096cm" svg:y="6.207cm">
          <text:p text:style-name="P1">reconnect_to_zmq_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318cm" svg:y1="6.969cm" svg:x2="3.413cm" svg:y2="7.032cm" draw:start-shape="id9" draw:start-glue-point="5" draw:end-shape="id11" draw:end-glue-point="1" svg:d="M5318 6969l-1905 63" svg:viewBox="0 0 1906 64">
          <text:p/>
        </draw:connector>
        <draw:custom-shape draw:style-name="gr15" draw:text-style-name="P1" xml:id="id12" draw:id="id12" draw:layer="layout" svg:width="8.128cm" svg:height="2.794cm" svg:x="6.461cm" svg:y="11.795cm">
          <text:p text:style-name="P1">Create DevErro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-0.842cm" svg:y1="7.858cm" svg:x2="10.525cm" svg:y2="11.795cm" draw:start-shape="id11" draw:start-glue-point="2" draw:end-shape="id12" draw:end-glue-point="0" svg:d="M-842 7858c0 2952 11367 984 11367 3937" svg:viewBox="0 0 11368 3938">
          <text:p/>
        </draw:connector>
        <draw:connector draw:style-name="gr3" draw:text-style-name="P1" draw:layer="layout" draw:type="curve" svg:x1="21.447cm" svg:y1="7.858cm" svg:x2="10.525cm" svg:y2="11.795cm" draw:start-shape="id10" draw:start-glue-point="2" draw:end-shape="id12" draw:end-glue-point="0" svg:d="M21447 7858c0 2953-10922 985-10922 3937" svg:viewBox="0 0 10923 3938">
          <text:p/>
        </draw:connector>
        <draw:custom-shape draw:style-name="gr16" draw:text-style-name="P1" xml:id="id13" draw:id="id13" draw:layer="layout" svg:width="10.16cm" svg:height="1.27cm" svg:x="5.445cm" svg:y="16.113cm">
          <text:p text:style-name="P1">Loop through event_callback_map: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25cm" svg:y1="14.589cm" svg:x2="10.525cm" svg:y2="16.113cm" draw:start-shape="id12" draw:start-glue-point="2" draw:end-shape="id13" draw:end-glue-point="0" svg:d="M10525 14589v1524" svg:viewBox="0 0 1 1525">
          <text:p/>
        </draw:connector>
        <draw:custom-shape draw:style-name="gr17" draw:text-style-name="P1" xml:id="id14" draw:id="id14" draw:layer="layout" svg:width="10.795cm" svg:height="2.286cm" svg:x="5.064cm" svg:y="18.526cm">
          <text:p text:style-name="P1">it.channel_name == </text:p>
          <text:p text:style-name="P1">event_callback_struct.ke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525cm" svg:y1="17.383cm" svg:x2="10.462cm" svg:y2="18.526cm" draw:start-shape="id13" draw:start-glue-point="2" draw:end-shape="id14" draw:end-glue-point="4" svg:d="M10525 17383l-63 1143" svg:viewBox="0 0 64 1144">
          <text:p/>
        </draw:connector>
        <draw:custom-shape draw:style-name="gr18" draw:text-style-name="P1" xml:id="id15" draw:id="id15" draw:layer="layout" svg:width="18.383cm" svg:height="2.159cm" svg:x="20.59cm" svg:y="18.653cm">
          <text:p text:style-name="P1">Loop through EventChannelCallback.callback_list:</text:p>
          <text:p text:style-name="P1">Create EventData for various event types and push/insert them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859cm" svg:y1="19.669cm" svg:x2="20.59cm" svg:y2="19.732cm" draw:start-shape="id14" draw:start-glue-point="7" draw:end-shape="id15" draw:end-glue-point="3" svg:d="M15859 19669l4731 63" svg:viewBox="0 0 4732 64">
          <text:p/>
        </draw:connector>
        <draw:custom-shape draw:style-name="gr19" draw:text-style-name="P1" xml:id="id16" draw:id="id16" draw:layer="layout" svg:width="4.826cm" svg:height="2.54cm" svg:x="-1.794cm" svg:y="18.399cm">
          <text:p text:style-name="P1">N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064cm" svg:y1="19.669cm" svg:x2="3.032cm" svg:y2="19.669cm" draw:start-shape="id14" draw:start-glue-point="5" draw:end-shape="id16" draw:end-glue-point="10" svg:d="M5064 19669h-2032" svg:viewBox="0 0 203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8-01T14:01:30.618343925</meta:creation-date>
    <dc:date>2018-08-01T14:23:36.986328446</dc:date>
    <dc:creator>Igor Khokhriakov</dc:creator>
    <meta:editing-duration>PT6M55S</meta:editing-duration>
    <meta:editing-cycles>1</meta:editing-cycles>
    <meta:document-statistic meta:object-count="33"/>
    <meta:generator>LibreOffice/4.3.3.2$Linux_X86_64 LibreOffice_project/430m0$Build-2</meta:generator>
  </office:meta>
</office:document-meta>
</file>